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marker-start="Arrow" draw:marker-end="Arrow" draw:textarea-vertical-align="middl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313cm" fo:min-width="3.0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/>
    </style:style>
    <style:style style:name="gr6" style:family="graphic" style:parent-style-name="standard">
      <style:graphic-properties draw:marker-start="Arrow" draw:textarea-vertical-align="middle"/>
    </style:style>
    <style:style style:name="gr7" style:family="graphic" style:parent-style-name="standard">
      <style:graphic-properties draw:marker-start="Arrow" draw:marker-start-width="0.2cm" draw:marker-end="Arrow" draw:marker-end-width="0.2cm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7.252cm" fo:min-width="0.2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ff420e" draw:marker-start="Arrow" draw:marker-start-width="0.2cm" draw:marker-end="Arrow" draw:marker-end-width="0.2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cm" svg:height="1.3cm" svg:x="9.7cm" svg:y="9.9cm" draw:kind="arc" draw:start-angle="313.47" draw:end-angle="245.95">
          <text:p/>
        </draw:ellipse>
        <draw:custom-shape draw:style-name="gr2" draw:text-style-name="P2" draw:layer="layout" svg:width="3.5cm" svg:height="0.9cm" svg:x="10.9cm" svg:y="10.1cm">
          <text:p/>
          <draw:enhanced-geometry svg:viewBox="0 0 88 21600" draw:glue-points="44 ?f6 44 0 0 10800 44 21600 88 10800" draw:text-areas="0 ?f6 88 ?f3" draw:type="can" draw:modifiers="9757.15871254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3" draw:layer="layout" svg:x1="5.4cm" svg:y1="2.9cm" svg:x2="5.4cm" svg:y2="5.2cm">
          <text:p/>
        </draw:line>
        <draw:line draw:style-name="gr3" draw:text-style-name="P3" draw:layer="layout" svg:x1="5.4cm" svg:y1="2.9cm" svg:x2="7cm" svg:y2="6cm">
          <text:p/>
        </draw:line>
        <dr3d:scene draw:style-name="gr4" svg:width="1.6cm" svg:height="1.6cm" svg:x="6.5cm" svg:y="5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aw:ellipse draw:style-name="gr6" draw:text-style-name="P1" draw:layer="layout" svg:width="0.88cm" svg:height="1.104cm" draw:transform="rotate (-3.14159265358979) translate (6.11cm 4.839cm)" draw:kind="arc" draw:start-angle="52.21" draw:end-angle="178.71">
          <text:p/>
        </draw:ellipse>
        <draw:line draw:style-name="gr3" draw:text-style-name="P3" draw:layer="layout" svg:x1="5.401cm" svg:y1="5.024cm" svg:x2="3.899cm" svg:y2="5.077cm">
          <text:p/>
        </draw:line>
        <draw:line draw:style-name="gr7" draw:text-style-name="P1" draw:layer="layout" svg:x1="5.9cm" svg:y1="3cm" svg:x2="7.4cm" svg:y2="5.8cm">
          <text:p/>
        </draw:line>
        <draw:frame draw:style-name="gr8" draw:text-style-name="P1" draw:layer="layout" svg:width="1.999cm" svg:height="0.999cm" svg:x="10.501cm" svg:y="11.1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0.593cm" svg:height="0.53cm" svg:x="6.8cm" svg:y="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" draw:layer="layout" svg:width="0.428cm" svg:height="0.33cm" svg:x="5.5cm" svg:y="4.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0.516cm" svg:height="0.369cm" svg:x="4.584cm" svg:y="5.63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9" draw:text-style-name="P2" draw:layer="layout" svg:width="0.7cm" svg:height="7.8cm" svg:x="12.3cm" svg:y="2.6cm">
          <text:p/>
          <draw:enhanced-geometry svg:viewBox="0 0 88 21600" draw:mirror-horizontal="false" draw:mirror-vertical="false" draw:glue-points="44 ?f6 44 0 0 10800 44 21600 88 10800" draw:text-areas="0 ?f6 88 ?f3" draw:type="can" draw:modifiers="553.775157031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" draw:layer="layout" svg:width="0.753cm" svg:height="2.183cm" svg:x="12.3cm" svg:y="5.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9" draw:text-style-name="P2" draw:layer="layout" svg:width="0.7cm" svg:height="7.8cm" draw:transform="rotate (1.58824961931484) translate (5.301cm 2.924cm)">
          <text:p/>
          <draw:enhanced-geometry svg:viewBox="0 0 88 21600" draw:mirror-horizontal="false" draw:mirror-vertical="false" draw:glue-points="44 ?f6 44 0 0 10800 44 21600 88 10800" draw:text-areas="0 ?f6 88 ?f3" draw:type="can" draw:modifiers="661.76131265222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draw:layer="layout" svg:width="2.582cm" svg:height="0.53cm" draw:transform="rotate (0.0174532925199433) translate (8.748cm 2.232cm)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1" draw:layer="layout" svg:width="1.406cm" svg:height="0.53cm" svg:x="12cm" svg:y="10.4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4" draw:layer="layout" svg:width="0.735cm" svg:height="0.53cm" draw:transform="rotate (0.0174532925199433) translate (7cm 6.37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ellipse draw:style-name="gr6" draw:text-style-name="P1" draw:layer="layout" svg:width="1.639cm" svg:height="1cm" svg:x="4.5cm" svg:y="4.617cm" draw:kind="arc" draw:start-angle="172.34" draw:end-angle="342.39">
          <text:p/>
        </draw:ellipse>
        <draw:ellipse draw:style-name="gr6" draw:text-style-name="P1" draw:layer="layout" svg:width="2.995cm" svg:height="0.819cm" svg:x="11.294cm" svg:y="7.381cm" draw:kind="arc" draw:start-angle="185" draw:end-angle="352.22">
          <text:p/>
        </draw:ellipse>
        <draw:line draw:style-name="gr3" draw:text-style-name="P3" draw:layer="layout" svg:x1="12.3cm" svg:y1="7.8cm" svg:x2="10.798cm" svg:y2="7.853cm">
          <text:p/>
        </draw:line>
        <draw:frame draw:style-name="gr8" draw:text-style-name="P1" draw:layer="layout" svg:width="0.479cm" svg:height="0.322cm" svg:x="13.121cm" svg:y="8.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" draw:layer="layout" svg:width="2.757cm" svg:height="0.53cm" svg:x="1.5cm" svg:y="12.2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" draw:layer="layout" svg:width="14.479cm" svg:height="1.003cm" svg:x="1.5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text-style-name="P5" draw:layer="layout" svg:width="8.033cm" svg:height="0.962cm" svg:x="1.3cm" svg:y="11cm">
          <draw:text-box>
            <text:p>Langrage potential energy:</text:p>
          </draw:text-box>
        </draw:frame>
        <draw:frame draw:style-name="gr11" draw:text-style-name="P6" draw:layer="layout" svg:width="7.297cm" svg:height="0.963cm" svg:x="1.303cm" svg:y="13.1cm">
          <draw:text-box>
            <text:p>Langrage kinect energy:</text:p>
          </draw:text-box>
        </draw:frame>
        <draw:line draw:style-name="gr12" draw:text-style-name="P1" draw:layer="layout" svg:x1="5.3cm" svg:y1="1.815cm" svg:x2="12.7cm" svg:y2="1.685cm">
          <text:p/>
        </draw:line>
        <draw:frame draw:style-name="gr8" draw:text-style-name="P1" draw:layer="layout" svg:width="0.508cm" svg:height="0.47cm" svg:x="8.7cm" svg:y="1.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0:01:12.147748296</meta:creation-date>
    <dc:date>2018-03-20T21:39:32.569337638</dc:date>
    <meta:editing-duration>PT1H21M15S</meta:editing-duration>
    <meta:editing-cycles>10</meta:editing-cycles>
    <meta:generator>LibreOffice/5.1.6.2$Linux_X86_64 LibreOffice_project/10m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2/content.xml><?xml version="1.0" encoding="utf-8"?>
<math xmlns="http://www.w3.org/1998/Math/MathML" display="block">
  <semantics>
    <mrow>
      <mrow>
        <mi>V</mi>
        <mo stretchy="false">=</mo>
        <mi>m</mi>
      </mrow>
      <mi>g</mi>
      <msub>
        <mi>L</mi>
        <mn>1</mn>
      </msub>
      <mi>sin</mi>
      <mi mathvariant="normal">θ</mi>
    </mrow>
    <annotation encoding="StarMath 5.0">V = m g L_1 sin %theta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frac>
          <mn>1</mn>
          <mn>2</mn>
        </mfrac>
      </mrow>
      <mrow>
        <mo fence="true" stretchy="false">(</mo>
        <mrow>
          <mrow>
            <mfrac>
              <mn>1</mn>
              <mn>2</mn>
            </mfrac>
            <msub>
              <mi>M</mi>
              <mn>4</mn>
            </msub>
            <msubsup>
              <mi>R</mi>
              <mn>4</mn>
              <mn>2</mn>
            </msubsup>
          </mrow>
        </mrow>
        <mo fence="true" stretchy="false">)</mo>
      </mrow>
      <mrow>
        <msup>
          <mover accent="true">
            <mi mathvariant="normal">γ</mi>
            <mo stretchy="false">˙</mo>
          </mover>
          <mn>2</mn>
        </msup>
        <mo stretchy="false">+</mo>
        <mfrac>
          <mn>1</mn>
          <mn>2</mn>
        </mfrac>
      </mrow>
      <mrow>
        <mo fence="true" stretchy="false">(</mo>
        <mrow>
          <mrow>
            <mfrac>
              <mn>1</mn>
              <mn>2</mn>
            </mfrac>
            <msub>
              <mi>M</mi>
              <mn>3</mn>
            </msub>
            <msubsup>
              <mi>R</mi>
              <mn>3</mn>
              <mn>2</mn>
            </msubsup>
          </mrow>
        </mrow>
        <mo fence="true" stretchy="false">)</mo>
      </mrow>
      <mrow>
        <msup>
          <mover accent="true">
            <mi mathvariant="normal">γ</mi>
            <mo stretchy="false">˙</mo>
          </mover>
          <mn>2</mn>
        </msup>
        <mo stretchy="false">+</mo>
        <mfrac>
          <mn>1</mn>
          <mn>2</mn>
        </mfrac>
      </mrow>
      <mrow>
        <mo fence="true" stretchy="false">(</mo>
        <mrow>
          <mrow>
            <mfrac>
              <mn>1</mn>
              <mn>3</mn>
            </mfrac>
            <msub>
              <mi>M</mi>
              <mn>2</mn>
            </msub>
            <msubsup>
              <mi>L</mi>
              <mn>2</mn>
              <mn>2</mn>
            </msubsup>
          </mrow>
        </mrow>
        <mo fence="true" stretchy="false">)</mo>
      </mrow>
      <mrow>
        <msup>
          <mover accent="true">
            <mi mathvariant="normal">γ</mi>
            <mo stretchy="false">˙</mo>
          </mover>
          <mn>2</mn>
        </msup>
        <mo stretchy="false">+</mo>
        <mfrac>
          <mn>1</mn>
          <mn>2</mn>
        </mfrac>
      </mrow>
      <msub>
        <mi>M</mi>
        <mn>1</mn>
      </msub>
      <msup>
        <mrow>
          <mo fence="true" stretchy="false">(</mo>
          <mrow>
            <mrow>
              <mrow>
                <msub>
                  <mi>L</mi>
                  <mn>2</mn>
                </msub>
                <mo stretchy="false">+</mo>
                <mi>m</mi>
              </mrow>
              <mi>g</mi>
              <msub>
                <mi>L</mi>
                <mn>1</mn>
              </msub>
              <mi>sin</mi>
              <mi mathvariant="normal">θ</mi>
              <mi>cos</mi>
              <mi mathvariant="normal">ψ</mi>
            </mrow>
          </mrow>
          <mo fence="true" stretchy="false">)</mo>
        </mrow>
        <mn>2</mn>
      </msup>
      <msup>
        <mover accent="true">
          <mi mathvariant="normal">γ</mi>
          <mo stretchy="false">˙</mo>
        </mover>
        <mn>2</mn>
      </msup>
    </mrow>
    <annotation encoding="StarMath 5.0">T = 1 over 2 (1 over 2 M_4 R_4^2) { dot %gamma }^2 + 1 over 2 (1 over 2 M_3 R_3^2) { dot %gamma }^2 + 1 over 2 (1 over 3 M_2 L_2^2) { dot %gamma }^2 + 1 over 2 M_1(L_2 + m g L_1 sin %theta cos %psi)^2 { dot %gamma }^2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4/content.xml><?xml version="1.0" encoding="utf-8"?>
<math xmlns="http://www.w3.org/1998/Math/MathML" display="block">
  <semantics>
    <mi mathvariant="normal">θ</mi>
    <annotation encoding="StarMath 5.0">%theta</annotation>
  </semantics>
</math>
</file>

<file path=Object 5/content.xml><?xml version="1.0" encoding="utf-8"?>
<math xmlns="http://www.w3.org/1998/Math/MathML" display="block">
  <semantics>
    <mi mathvariant="normal">ψ</mi>
    <annotation encoding="StarMath 5.0">%psi</annotation>
  </semantics>
</math>
</file>

<file path=Object 6/content.xml><?xml version="1.0" encoding="utf-8"?>
<math xmlns="http://www.w3.org/1998/Math/MathML" display="block">
  <semantics>
    <mtable>
      <mtr>
        <mtd>
          <msub>
            <mi>K</mi>
            <mn>3</mn>
          </msub>
        </mtd>
      </mtr>
      <mtr>
        <mtd>
          <msub>
            <mi>B</mi>
            <mn>3</mn>
          </msub>
        </mtd>
      </mtr>
      <mtr>
        <mtd>
          <msub>
            <mi>M</mi>
            <mn>3</mn>
          </msub>
        </mtd>
      </mtr>
      <mtr>
        <mtd>
          <msub>
            <mi>R</mi>
            <mn>3</mn>
          </msub>
        </mtd>
      </mtr>
    </mtable>
    <annotation encoding="StarMath 5.0">K_3 newline B_3 newline M_3 newline R_3</annotation>
  </semantics>
</math>
</file>

<file path=Object 7/content.xml><?xml version="1.0" encoding="utf-8"?>
<math xmlns="http://www.w3.org/1998/Math/MathML" display="block">
  <semantics>
    <mrow>
      <msub>
        <mi>K</mi>
        <mn>2</mn>
      </msub>
      <mi>,</mi>
      <msub>
        <mi>B</mi>
        <mn>2</mn>
      </msub>
      <mi>,</mi>
      <msub>
        <mi>M</mi>
        <mn>2</mn>
      </msub>
      <mi>,</mi>
      <msub>
        <mi>L</mi>
        <mn>2</mn>
      </msub>
    </mrow>
    <annotation encoding="StarMath 5.0">K_2 , B_2 , M_2 , L_2</annotation>
  </semantics>
</math>
</file>

<file path=Object 8/content.xml><?xml version="1.0" encoding="utf-8"?>
<math xmlns="http://www.w3.org/1998/Math/MathML" display="block">
  <semantics>
    <mrow>
      <msub>
        <mi>M</mi>
        <mn>4</mn>
      </msub>
      <mi>,</mi>
      <msub>
        <mi>R</mi>
        <mn>4</mn>
      </msub>
    </mrow>
    <annotation encoding="StarMath 5.0">M_4 , R_4</annotation>
  </semantics>
</math>
</file>

<file path=Object 9/content.xml><?xml version="1.0" encoding="utf-8"?>
<math xmlns="http://www.w3.org/1998/Math/MathML" display="block">
  <semantics>
    <msub>
      <mi>M</mi>
      <mn>1</mn>
    </msub>
    <annotation encoding="StarMath 5.0">M_1</annotation>
  </semantics>
</math>
</file>